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F000002275BE67CAAAE2833E0.png" manifest:media-type="image/png"/>
  <manifest:file-entry manifest:full-path="Pictures/10000000000003D3000000A86AEEAC55A3F40664.png" manifest:media-type="image/png"/>
  <manifest:file-entry manifest:full-path="Pictures/10000000000003BD000000721AE7AFC9F9CD8A6D.png" manifest:media-type="image/png"/>
  <manifest:file-entry manifest:full-path="Pictures/1000000000000336000000CA1775C91B21766488.png" manifest:media-type="image/png"/>
  <manifest:file-entry manifest:full-path="Pictures/10000000000003D30000008BAE86DC99EEAB6E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2" draw:name="Image4" text:anchor-type="paragraph" svg:x="-0.1665in" svg:y="-0.1in" svg:width="6.6929in" svg:height="1.148in" draw:z-index="3"><draw:image xlink:href="Pictures/10000000000003D3000000A86AEEAC55A3F40664.png" xlink:type="simple" xlink:show="embed" xlink:actuate="onLoad"/></draw:frame></text:p>
      <text:p text:style-name="Preformatted_20_Text"><draw:frame draw:style-name="fr1" draw:name="Image1" text:anchor-type="paragraph" svg:x="0in" svg:y="1.1236in" svg:width="6.6929in" svg:height="1.6445in" draw:z-index="0"><draw:image xlink:href="Pictures/1000000000000336000000CA1775C91B21766488.png" xlink:type="simple" xlink:show="embed" xlink:actuate="onLoad"/></draw:frame></text:p>
      <text:p text:style-name="Preformatted_20_Text"/>
      <text:p text:style-name="Preformatted_20_Text"/>
      <text:p text:style-name="Preformatted_20_Text"><draw:frame draw:style-name="fr1" draw:name="Image2" text:anchor-type="paragraph" svg:x="-0.0102in" svg:y="2.952in" svg:width="6.6929in" svg:height="0.7972in" draw:z-index="1"><draw:image xlink:href="Pictures/10000000000003BD000000721AE7AFC9F9CD8A6D.png" xlink:type="simple" xlink:show="embed" xlink:actuate="onLoad"/></draw:frame><draw:frame draw:style-name="fr2" draw:name="Image3" text:anchor-type="paragraph" svg:x="0.0209in" svg:y="5.1146in" svg:width="6.6929in" svg:height="0.95in" draw:z-index="2"><draw:image xlink:href="Pictures/10000000000003D30000008BAE86DC99EEAB6EDB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3" draw:name="Image5" text:anchor-type="paragraph" svg:width="6.6929in" svg:height="3.8453in" draw:z-index="4"><draw:image xlink:href="Pictures/10000000000003BF000002275BE67CAAAE2833E0.png" xlink:type="simple" xlink:show="embed" xlink:actuate="onLoad"/></draw:frame><text:soft-page-break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7-31T03:25:54.975664126</dc:date>
    <meta:editing-duration>PT10H41M46S</meta:editing-duration>
    <meta:editing-cycles>2</meta:editing-cycles>
    <meta:document-statistic meta:table-count="0" meta:image-count="5" meta:object-count="0" meta:page-count="2" meta:paragraph-count="0" meta:word-count="0" meta:character-count="0" meta:non-whitespace-character-count="0"/>
  </office:meta>
</office:document-meta>
</file>